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ucida Sans1" svg:font-family="'Lucida Sans'"/>
    <style:font-face style:name="ËÎÌå" svg:font-family="ËÎÌå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表格1" style:family="table">
      <style:table-properties style:width="7.493cm" fo:margin-left="0.286cm" fo:margin-right="9.222cm" table:align="margins" style:shadow="none"/>
    </style:style>
    <style:style style:name="表格1.A" style:family="table-column">
      <style:table-column-properties style:column-width="7.493cm" style:rel-column-width="4248*"/>
    </style:style>
    <style:style style:name="表格1.A1" style:family="table-cell">
      <style:table-cell-properties fo:padding="0.097cm" fo:border="0.002cm solid #ffffff"/>
    </style:style>
    <style:style style:name="表格2" style:family="table">
      <style:table-properties style:width="7.299cm" table:align="margins"/>
    </style:style>
    <style:style style:name="表格2.A" style:family="table-column">
      <style:table-column-properties style:column-width="7.299cm" style:rel-column-width="4138*"/>
    </style:style>
    <style:style style:name="表格2.1" style:family="table-row">
      <style:table-row-properties style:min-row-height="0.011cm"/>
    </style:style>
    <style:style style:name="表格2.A1" style:family="table-cell">
      <style:table-cell-properties fo:padding="0.097cm" fo:border="0.002cm solid #000000"/>
    </style:style>
    <style:style style:name="P1" style:family="paragraph" style:parent-style-name="Table_20_Contents">
      <style:text-properties style:language-asian="zh" style:country-asian="CN"/>
    </style:style>
    <style:style style:name="P2" style:family="paragraph" style:parent-style-name="Table_20_Contents">
      <style:paragraph-properties fo:line-height="150%"/>
      <style:text-properties fo:font-size="12pt" style:font-name-asian="ËÎÌå" style:font-size-asian="12pt" style:language-asian="zh" style:country-asian="CN" style:font-size-complex="12pt"/>
    </style:style>
    <style:style style:name="P3" style:family="paragraph" style:parent-style-name="Text_20_body">
      <style:text-properties fo:color="#000000" style:font-name-asian="ËÎÌå" style:font-size-asian="16pt" style:language-asian="zh" style:country-asian="CN" style:font-weight-asian="bold"/>
    </style:style>
    <style:style style:name="P4" style:family="paragraph" style:parent-style-name="Text_20_body">
      <style:text-properties style:language-asian="zh" style:country-asian="C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表格1" table:style-name="表格1">
        <table:table-column table:style-name="表格1.A"/>
        <table:table-row>
          <table:table-cell table:style-name="表格1.A1" office:value-type="string">
            <text:p text:style-name="P1">[[repeatIn(objects,'o')]]</text:p>
            <text:p text:style-name="P3"><text:s text:c="11"/>物 料 标 示 卡</text:p>
            <table:table table:name="表格2" table:style-name="表格2">
              <table:table-column table:style-name="表格2.A"/>
              <table:table-row table:style-name="表格2.1">
                <table:table-cell table:style-name="表格2.A1" office:value-type="string">
                  <text:p text:style-name="P2">物料名称：_____________________</text:p>
                  <text:p text:style-name="P2">物料编码：_____________________</text:p>
                  <text:p text:style-name="P2">订单号码：_____________________</text:p>
                  <text:p text:style-name="P2">送货数量: <text:s text:c="2"/>_____________________</text:p>
                  <text:p text:style-name="P2">送货日期：_____________________</text:p>
                  <text:p text:style-name="P2">供应商名称：___________________</text:p>
                </table:table-cell>
              </table:table-row>
            </table:table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ucida Sans1" svg:font-family="'Lucida Sans'"/>
    <style:font-face style:name="ËÎÌå" svg:font-family="ËÎÌå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宋体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微软雅黑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wang sheng wang</meta:initial-creator>
    <meta:creation-date>2013-01-10T11:14:34.40</meta:creation-date>
    <meta:document-statistic meta:table-count="2" meta:image-count="0" meta:object-count="0" meta:page-count="1" meta:paragraph-count="8" meta:word-count="25" meta:character-count="203"/>
    <dc:date>2013-01-10T11:35:43.07</dc:date>
    <dc:creator>wang sheng wang</dc:creator>
    <meta:editing-duration>PT1M56S</meta:editing-duration>
    <meta:editing-cycles>1</meta:editing-cycles>
    <meta:generator>OpenOffice.org/3.3$Win32 OpenOffice.org_project/330m20$Build-9567</meta:generator>
  </office:meta>
</office:document-meta>
</file>